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degree/ job title</text:p>
          </table:table-cell>
          <table:table-cell office:value-type="string" calcext:value-type="string">
            <text:p>institution/ employer</text:p>
          </table:table-cell>
          <table:table-cell office:value-type="string" calcext:value-type="string">
            <text:p>city, country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Education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Thes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elo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mmer/ winter school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xperienc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search experien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Sea-going experien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Teaching experien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Engineering experien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Publication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erence presentation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wards and grant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Language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kills/ abiliti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mmunication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Leadership/ teamwork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Information technology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Other interest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eferenc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 van Dong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ina Barqu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 Ma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ib de Sw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 Degel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en Phillip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09:19.307712525</meta:creation-date>
    <meta:generator>LibreOffice/5.1.6.2$Linux_X86_64 LibreOffice_project/10m0$Build-2</meta:generator>
    <dc:date>2018-12-12T11:36:15.871632738</dc:date>
    <meta:editing-duration>PT26M56S</meta:editing-duration>
    <meta:editing-cycles>1</meta:editing-cycles>
    <meta:document-statistic meta:table-count="1" meta:cell-count="34" meta:object-count="0"/>
  </office:meta>
</office:document-meta>
</file>